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1cm"/>
    </style:style>
    <style:style style:name="co2" style:family="table-column">
      <style:table-column-properties fo:break-before="auto" style:column-width="11.536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2.074cm"/>
    </style:style>
    <style:style style:name="co8" style:family="table-column">
      <style:table-column-properties fo:break-before="auto" style:column-width="3.747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aa61a" fo:wrap-option="wrap" fo:border="0.06pt solid #ff8000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ff8000" fo:background-color="transparent" fo:wrap-option="wrap" fo:border-left="0.06pt solid #ff8000" fo:border-right="0.06pt solid #ff8000" fo:border-top="none" style:vertical-align="top"/>
      <style:text-properties fo:color="#000000" style:font-name="Arial" style:font-name-asian="Arial1" style:font-name-complex="Arial1"/>
      <style:map style:condition="cell-content()=&quot;Superada&quot;" style:apply-style-name="cf1" style:base-cell-address="Hoja1.A2"/>
      <style:map style:condition="cell-content()=&quot;Convalidada&quot;" style:apply-style-name="cf1" style:base-cell-address="Hoja1.A2"/>
      <style:map style:condition="cell-content()=&quot;En EEP&quot;" style:apply-style-name="cf2" style:base-cell-address="Hoja1.A2"/>
      <style:map style:condition="cell-content()=&quot;Pendiente&quot;" style:apply-style-name="cf4" style:base-cell-address="Hoja1.A2"/>
      <style:map style:condition="cell-content()=&quot;Matriculada&quot;" style:apply-style-name="cf3" style:base-cell-address="Hoja1.A2"/>
    </style:style>
    <style:style style:name="ce4" style:family="table-cell" style:parent-style-name="Default" style:data-style-name="N100">
      <style:table-cell-properties fo:border-bottom="0.06pt solid #ff8000" fo:background-color="#fff5ce" fo:wrap-option="wrap" fo:border-left="0.06pt solid #ff8000" fo:border-right="0.06pt solid #ff8000" fo:border-top="none" style:vertical-align="top"/>
      <style:text-properties fo:color="#000000" style:font-name="Arial" style:font-name-asian="Arial1" style:font-name-complex="Arial1"/>
      <style:map style:condition="cell-content()=&quot;Superada&quot;" style:apply-style-name="cf1" style:base-cell-address="Hoja1.A2"/>
      <style:map style:condition="cell-content()=&quot;Convalidada&quot;" style:apply-style-name="cf1" style:base-cell-address="Hoja1.A2"/>
      <style:map style:condition="cell-content()=&quot;En EEP&quot;" style:apply-style-name="cf2" style:base-cell-address="Hoja1.A2"/>
      <style:map style:condition="cell-content()=&quot;Pendiente&quot;" style:apply-style-name="cf4" style:base-cell-address="Hoja1.A2"/>
      <style:map style:condition="cell-content()=&quot;Matriculada&quot;" style:apply-style-name="cf3" style:base-cell-address="Hoja1.A2"/>
    </style:style>
    <style:style style:name="ce12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ff8000" fo:background-color="#faa61a" fo:wrap-option="wrap" fo:border-left="none" fo:border-right="0.06pt solid #ff8000" fo:border-top="0.06pt solid #ff8000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06pt solid #ff8000" fo:background-color="transparent" fo:wrap-option="wrap" fo:border-left="none" fo:border-right="0.06pt solid #ff8000" fo:border-top="none" style:vertical-align="top"/>
      <style:text-properties fo:color="#000000" style:font-name="Arial" style:font-name-asian="Arial1" style:font-name-complex="Arial1"/>
    </style:style>
    <style:style style:name="ce11" style:family="table-cell" style:parent-style-name="Default" style:data-style-name="N0">
      <style:table-cell-properties fo:border-bottom="0.06pt solid #ff8000" fo:background-color="#fff5ce" fo:wrap-option="wrap" fo:border-left="none" fo:border-right="0.06pt solid #ff8000" fo:border-top="none" style:vertical-align="top"/>
      <style:text-properties fo:color="#000000" style:font-name="Arial" style:font-name-asian="Arial1" style:font-name-complex="Arial1"/>
    </style:style>
    <style:style style:name="ce19" style:family="table-cell" style:parent-style-name="Default" style:data-style-name="N0">
      <style:table-cell-properties fo:background-color="#c9211e" fo:border="0.06pt solid #000000" style:vertical-align="middle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fo:wrap-option="wrap" fo:border-left="none" fo:border-right="none" fo:border-top="0.06pt solid #000000" style:vertical-align="top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ff8000" fo:background-color="transparent" fo:wrap-option="wrap" fo:border-left="none" fo:border-right="0.06pt solid #ff8000" fo:border-top="none" style:vertical-align="top"/>
      <style:text-properties fo:color="#000000" style:font-name="Arial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0">
      <style:table-cell-properties fo:border-bottom="0.06pt solid #ff8000" fo:background-color="#fff5ce" fo:wrap-option="wrap" fo:border-left="none" fo:border-right="0.06pt solid #ff8000" fo:border-top="none" style:vertical-align="top"/>
      <style:text-properties fo:color="#000000"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transparent" fo:border="0.06pt solid #000000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c9211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ackground-color="#c9211e" fo:border="0.06pt solid #000000"/>
      <style:text-properties fo:color="#ffffff"/>
    </style:style>
    <style:style style:name="ce7" style:family="table-cell" style:parent-style-name="Default" style:data-style-name="N0">
      <style:table-cell-properties fo:border-bottom="0.06pt solid #ff8000" style:text-align-source="fix" style:repeat-content="false" fo:background-color="transparent" fo:wrap-option="wrap" fo:border-left="0.06pt solid #ff8000" fo:border-right="0.06pt solid #ff8000" fo:border-top="none" style:vertical-align="top"/>
      <style:paragraph-properties fo:text-align="center"/>
      <style:text-properties fo:color="#000000" style:font-name="Arial" style:font-name-asian="Arial1" style:font-name-complex="Arial1"/>
    </style:style>
    <style:style style:name="ce13" style:family="table-cell" style:parent-style-name="Default" style:data-style-name="N0">
      <style:table-cell-properties fo:border-bottom="0.06pt solid #ff8000" fo:background-color="#fff5ce" style:text-align-source="fix" style:repeat-content="false" fo:wrap-option="wrap" fo:border-left="0.06pt solid #ff8000" fo:border-right="0.06pt solid #ff8000" fo:border-top="none" style:vertical-align="top"/>
      <style:paragraph-properties fo:text-align="center"/>
      <style:text-properties fo:color="#000000" style:font-name="Arial" style:font-name-asian="Arial1" style:font-name-complex="Arial1"/>
    </style:style>
    <style:style style:name="ce8" style:family="table-cell" style:parent-style-name="Default" style:data-style-name="N0">
      <style:table-cell-properties fo:border-bottom="0.06pt solid #ff8000" fo:background-color="transparent" fo:wrap-option="wrap" fo:border-left="0.06pt solid #ff8000" fo:border-right="0.06pt solid #ff8000" fo:border-top="none" style:vertical-align="top"/>
      <style:text-properties fo:color="#000000" style:font-name="Arial" style:font-name-asian="Arial1" style:font-name-complex="Arial1"/>
    </style:style>
    <style:style style:name="ce14" style:family="table-cell" style:parent-style-name="Default" style:data-style-name="N0">
      <style:table-cell-properties fo:border-bottom="0.06pt solid #ff8000" fo:background-color="#fff5ce" fo:wrap-option="wrap" fo:border-left="0.06pt solid #ff8000" fo:border-right="0.06pt solid #ff8000" fo:border-top="none" style:vertical-align="top"/>
      <style:text-properties fo:color="#000000" style:font-name="Arial" style:font-name-asian="Arial1" style:font-name-complex="Arial1"/>
    </style:style>
    <style:style style:name="ce9" style:family="table-cell" style:parent-style-name="Default" style:data-style-name="N0">
      <style:table-cell-properties fo:border-bottom="0.06pt solid #ff8000" style:text-align-source="fix" style:repeat-content="false" fo:background-color="transparent" fo:wrap-option="wrap" fo:border-left="0.06pt solid #ff8000" fo:border-right="0.06pt solid #ff8000" fo:border-top="non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0.06pt solid #ff8000" fo:background-color="#fff5ce" style:text-align-source="fix" style:repeat-content="false" fo:wrap-option="wrap" fo:border-left="0.06pt solid #ff8000" fo:border-right="0.06pt solid #ff8000" fo:border-top="non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42" style:family="table-cell" style:parent-style-name="Default" style:data-style-name="N100">
      <style:table-cell-properties fo:background-color="#faa61a" style:text-align-source="fix" style:repeat-content="false" fo:wrap-option="wrap" fo:border="0.06pt solid #ff8000" style:vertical-align="to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fo:border-bottom="0.06pt solid #ff8000" style:text-align-source="fix" style:repeat-content="false" fo:background-color="transparent" fo:wrap-option="wrap" fo:border-left="0.06pt solid #ff8000" fo:border-right="0.06pt solid #ff8000" fo:border-top="non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44" style:family="table-cell" style:parent-style-name="Default" style:data-style-name="N100">
      <style:table-cell-properties fo:border-bottom="0.06pt solid #ff8000" fo:background-color="#fff5ce" style:text-align-source="fix" style:repeat-content="false" fo:wrap-option="wrap" fo:border-left="0.06pt solid #ff8000" fo:border-right="0.06pt solid #ff8000" fo:border-top="none" style:vertical-align="top"/>
      <style:paragraph-properties fo:text-align="start" fo:margin-left="0cm"/>
      <style:text-properties fo:color="#000000" style:font-name="Arial" style:font-name-asian="Arial1" style:font-name-complex="Arial1"/>
    </style:style>
    <style:style style:name="ce45" style:family="table-cell" style:parent-style-name="Default" style:data-style-name="N100"/>
    <style:style style:name="ce46" style:family="table-cell" style:parent-style-name="Default" style:data-style-name="N11">
      <style:table-cell-properties fo:background-color="#faa61a" style:text-align-source="fix" style:repeat-content="false" fo:wrap-option="wrap" fo:border="0.06pt solid #ff8000" style:vertical-align="to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1">
      <style:table-cell-properties style:text-align-source="fix" style:repeat-content="false" fo:border="0.74pt solid #ff0000" style:vertical-align="top"/>
      <style:paragraph-properties fo:text-align="center" fo:margin-left="0cm"/>
    </style:style>
    <style:style style:name="ce48" style:family="table-cell" style:parent-style-name="Default" style:data-style-name="N11">
      <style:table-cell-properties fo:border-bottom="0.06pt solid #ff8000" fo:background-color="#fff5ce" style:text-align-source="fix" style:repeat-content="false" fo:wrap-option="wrap" fo:border-left="0.06pt solid #ff8000" fo:border-right="0.06pt solid #ff8000" fo:border-top="none" style:vertical-align="top"/>
      <style:paragraph-properties fo:text-align="center" fo:margin-left="0cm"/>
      <style:text-properties fo:color="#000000" style:font-name="Arial" style:font-name-asian="Arial1" style:font-name-complex="Arial1"/>
    </style:style>
    <style:style style:name="ce49" style:family="table-cell" style:parent-style-name="Default" style:data-style-name="N11">
      <style:table-cell-properties fo:border-bottom="0.06pt solid #ff8000" style:text-align-source="fix" style:repeat-content="false" fo:background-color="transparent" fo:wrap-option="wrap" fo:border-left="0.06pt solid #ff8000" fo:border-right="0.06pt solid #ff8000" fo:border-top="none" style:vertical-align="top"/>
      <style:paragraph-properties fo:text-align="center" fo:margin-left="0cm"/>
      <style:text-properties fo:color="#000000" style:font-name="Arial" style:font-name-asian="Arial1" style:font-name-complex="Arial1"/>
    </style:style>
    <style:style style:name="ce50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Hoja1.A1">
          <table:error-message table:message-type="stop" table:display="true"/>
        </table:content-validation>
        <table:content-validation table:name="val2" table:condition="of:cell-content-is-in-list(&quot;Convalidada&quot;;&quot;En EEP&quot;;&quot;Superada&quot;;&quot;Pendiente&quot;;&quot;Matriculada&quot;)" table:allow-empty-cell="true" table:display-list="unsorted" table:base-cell-address="Hoja1.A1">
          <table:error-message table:message-type="stop" table:display="true"/>
        </table:content-validation>
        <table:content-validation table:name="val3" table:condition="of:cell-content-is-in-list(&quot;Convalidada&quot;;&quot;En EEP&quot;;&quot;Superada&quot;;&quot;Pendiente&quot;)" table:allow-empty-cell="true" table:display-list="unsorted" table:base-cell-address="Hoja1.A1">
          <table:error-message table:message-type="stop" table:display="true"/>
        </table:content-validation>
        <table:content-validation table:name="val4" table:condition="of:cell-content-is-in-list(&quot;Ingeniería de computadores&quot;;&quot;Ingeniería del software&quot;;&quot;Computación&quot;;&quot;Sistemas de información&quot;;&quot;Tecnologías de la información&quot;)" table:allow-empty-cell="true" table:display-list="unsorted" table:base-cell-address="Hoja1.A1">
          <table:error-message table:message-type="stop" table:display="true"/>
        </table:content-validation>
        <table:content-validation table:name="val5" table:condition="of:cell-content-is-in-list(&quot;Básica&quot;;&quot;Obligatoria&quot;;&quot;Optativa&quot;)" table:allow-empty-cell="true" table:display-list="unsorted" table:base-cell-address="Hoja1.A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45"/>
        <table:table-column table:style-name="co9" table:default-cell-style-name="ce50"/>
        <table:table-column table:style-name="co1" table:number-columns-repeated="16369" table:default-cell-style-name="ce12"/>
        <table:table-column table:style-name="co1" table:number-columns-repeated="2" table:default-cell-style-name="Default"/>
        <table:table-row table:style-name="ro1">
          <table:table-cell table:style-name="ce1" table:content-validation-name="val1" office:value-type="string" calcext:value-type="string">
            <text:p>Estado</text:p>
          </table:table-cell>
          <table:table-cell table:style-name="ce3" office:value-type="string" calcext:value-type="string">
            <text:p>Asignatur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Itinerario 1</text:p>
          </table:table-cell>
          <table:table-cell table:style-name="ce3" office:value-type="string" calcext:value-type="string">
            <text:p>Itinerario 2</text:p>
          </table:table-cell>
          <table:table-cell table:style-name="ce3" office:value-type="string" calcext:value-type="string">
            <text:p>Itinerario 3</text:p>
          </table:table-cell>
          <table:table-cell table:style-name="ce3" office:value-type="string" calcext:value-type="string">
            <text:p>Itinerario 4</text:p>
          </table:table-cell>
          <table:table-cell table:style-name="ce3" office:value-type="string" calcext:value-type="string">
            <text:p>Itinerario 5</text:p>
          </table:table-cell>
          <table:table-cell table:style-name="ce1" office:value-type="string" calcext:value-type="string">
            <text:p>Créditos</text:p>
          </table:table-cell>
          <table:table-cell table:style-name="ce1" office:value-type="string" calcext:value-type="string">
            <text:p>Asignatura Previa Recomendada</text:p>
          </table:table-cell>
          <table:table-cell table:style-name="ce1" office:value-type="string" calcext:value-type="string">
            <text:p>Semestre</text:p>
          </table:table-cell>
          <table:table-cell table:style-name="ce42" office:value-type="string" calcext:value-type="string">
            <text:p>Modo Evaluación 2023</text:p>
          </table:table-cell>
          <table:table-cell table:style-name="ce46" office:value-type="string" calcext:value-type="string">
            <text:p>Suspensos 2023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Fundamentos de programación</text:p>
          </table:table-cell>
          <table:table-cell table:style-name="ce29" office:value-type="string" calcext:value-type="string">
            <text:p>Básica</text:p>
          </table:table-cell>
          <table:table-cell table:style-name="ce29" table:number-columns-repeated="5"/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7" office:value-type="percentage" office:value="0.4184" calcext:value-type="percentage">
            <text:p>41,84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Prácticas de programación</text:p>
          </table:table-cell>
          <table:table-cell table:style-name="ce30" office:value-type="string" calcext:value-type="string">
            <text:p>Básica</text:p>
          </table:table-cell>
          <table:table-cell table:style-name="ce30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Fundamentos de programación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PS</text:p>
          </table:table-cell>
          <table:table-cell table:style-name="ce48" office:value-type="percentage" office:value="0.2866" calcext:value-type="percentage">
            <text:p>28,66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dministración y gestión de organizaciones</text:p>
          </table:table-cell>
          <table:table-cell table:style-name="ce29" office:value-type="string" calcext:value-type="string">
            <text:p>Básica</text:p>
          </table:table-cell>
          <table:table-cell table:style-name="ce29" table:number-columns-repeated="5"/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 + EX o EX</text:p>
          </table:table-cell>
          <table:table-cell table:style-name="ce49" office:value-type="percentage" office:value="0.0153" calcext:value-type="percentage">
            <text:p>1,53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Álgebra</text:p>
          </table:table-cell>
          <table:table-cell table:style-name="ce30" office:value-type="string" calcext:value-type="string">
            <text:p>Básica</text:p>
          </table:table-cell>
          <table:table-cell table:style-name="ce30" table:number-columns-repeated="5"/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EX o EX</text:p>
          </table:table-cell>
          <table:table-cell table:style-name="ce48" office:value-type="percentage" office:value="0.2739" calcext:value-type="percentage">
            <text:p>27,39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nálisis matemática</text:p>
          </table:table-cell>
          <table:table-cell table:style-name="ce29" table:content-validation-name="val5" office:value-type="string" calcext:value-type="string">
            <text:p>Básic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Álgebra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 + EX o EX</text:p>
          </table:table-cell>
          <table:table-cell table:style-name="ce49" office:value-type="percentage" office:value="0.0869" calcext:value-type="percentage">
            <text:p>8,6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Lógica</text:p>
          </table:table-cell>
          <table:table-cell table:style-name="ce30" table:content-validation-name="val5" office:value-type="string" calcext:value-type="string">
            <text:p>Básic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PS o EX</text:p>
          </table:table-cell>
          <table:table-cell table:style-name="ce48" office:value-type="percentage" office:value="0.4779" calcext:value-type="percentage">
            <text:p>47,79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Estadística</text:p>
          </table:table-cell>
          <table:table-cell table:style-name="ce29" table:content-validation-name="val5" office:value-type="string" calcext:value-type="string">
            <text:p>Básic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Álgebra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1292" calcext:value-type="percentage">
            <text:p>12,92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Trabajo en equipo en la red</text:p>
          </table:table-cell>
          <table:table-cell table:style-name="ce30" table:content-validation-name="val5" office:value-type="string" calcext:value-type="string">
            <text:p>Básic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523" calcext:value-type="percentage">
            <text:p>5,23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Fundamentos de computadores</text:p>
          </table:table-cell>
          <table:table-cell table:style-name="ce29" table:content-validation-name="val5" office:value-type="string" calcext:value-type="string">
            <text:p>Básic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 + EX</text:p>
          </table:table-cell>
          <table:table-cell table:style-name="ce49" office:value-type="percentage" office:value="0.5669" calcext:value-type="percentage">
            <text:p>56,6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Fundamentos físicos de la informática</text:p>
          </table:table-cell>
          <table:table-cell table:style-name="ce30" table:content-validation-name="val5" office:value-type="string" calcext:value-type="string">
            <text:p>Básic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Álgebra / Análisis matemático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EX o EX</text:p>
          </table:table-cell>
          <table:table-cell table:style-name="ce48" office:value-type="percentage" office:value="0.1437" calcext:value-type="percentage">
            <text:p>14,37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Diseño y programación orientada a objetos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ngeniería del software / Prácticas en programación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1696" calcext:value-type="percentage">
            <text:p>16,96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ngeniería del software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/>
          <table:table-cell table:style-name="ce30" table:content-validation-name="val4" office:value-type="string" calcext:value-type="string">
            <text:p>Ingeniería del software</text:p>
          </table:table-cell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Sistemas de información</text:p>
          </table:table-cell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EX</text:p>
          </table:table-cell>
          <table:table-cell table:style-name="ce48" office:value-type="percentage" office:value="0.3072" calcext:value-type="percentage">
            <text:p>30,7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Interacción persona ordenador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/>
          <table:table-cell table:style-name="ce29" table:content-validation-name="val4" office:value-type="string" calcext:value-type="string">
            <text:p>Ingeniería del software</text:p>
          </table:table-cell>
          <table:table-cell table:style-name="ce29" table:content-validation-name="val4"/>
          <table:table-cell table:style-name="ce29" table:content-validation-name="val4" office:value-type="string" calcext:value-type="string">
            <text:p>Tecnologías de la información</text:p>
          </table:table-cell>
          <table:table-cell table:style-name="ce29" table:content-validation-name="val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ngeniería del software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869" calcext:value-type="percentage">
            <text:p>8,6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Uso de bases de datos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Diseño y programación orientada a objetos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EX</text:p>
          </table:table-cell>
          <table:table-cell table:style-name="ce48" office:value-type="percentage" office:value="0.0206" calcext:value-type="percentage">
            <text:p>2,06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Diseño de bases de datos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Uso de base de datos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3245" calcext:value-type="percentage">
            <text:p>32,45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Administración de redes y sistemas operativos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office:value-type="string" calcext:value-type="string">
            <text:p>Ingeniería de computadores</text:p>
          </table:table-cell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Tecnologías de la información</text:p>
          </table:table-cell>
          <table:table-cell table:style-name="ce30" table:content-validation-name="val4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Sistemas operativos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1235" calcext:value-type="percentage">
            <text:p>12,35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Competencia comunicativa para profesionales de las TIC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699" calcext:value-type="percentage">
            <text:p>6,9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Grafos y complejidad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Computación</text:p>
          </table:table-cell>
          <table:table-cell table:style-name="ce30" table:content-validation-name="val4" table:number-columns-repeated="2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Álgebra / Lógica /Prácticas de programación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EX o EX</text:p>
          </table:table-cell>
          <table:table-cell table:style-name="ce48" office:value-type="percentage" office:value="0.0747" calcext:value-type="percentage">
            <text:p>7,47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Gestión de proyectos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4"/>
          <table:table-cell table:style-name="ce29" table:content-validation-name="val4" office:value-type="string" calcext:value-type="string">
            <text:p>Sistemas de información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Administración y gestión de organizaciones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1754" calcext:value-type="percentage">
            <text:p>17,54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Estructura de computadores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Fundamentos de computadores / Fundamentos de programación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3092" calcext:value-type="percentage">
            <text:p>30,9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Redes y aplicaciones Internet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Diseño y programación orientada a objetos / Sistemas operativos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" calcext:value-type="percentage">
            <text:p>0,00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Sistemas distribuidos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Redes y aplicaciones Internet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691" calcext:value-type="percentage">
            <text:p>6,91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Sistemas operativos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Estructura de computadores / Prácticas de programación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582" calcext:value-type="percentage">
            <text:p>5,82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nteligencia artificial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Computación</text:p>
          </table:table-cell>
          <table:table-cell table:style-name="ce30" table:content-validation-name="val4" table:number-columns-repeated="2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Grafos y complejidad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PS o EX</text:p>
          </table:table-cell>
          <table:table-cell table:style-name="ce48" office:value-type="percentage" office:value="0.0255" calcext:value-type="percentage">
            <text:p>2,55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Idioma moderno I: Inglés</text:p>
          </table:table-cell>
          <table:table-cell table:style-name="ce29" table:content-validation-name="val5" office:value-type="string" calcext:value-type="string">
            <text:p>Obligatoria</text:p>
          </table:table-cell>
          <table:table-cell table:style-name="ce29" table:content-validation-name="val4" table:number-columns-repeated="5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Trabajo en equipo en red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 + PS</text:p>
          </table:table-cell>
          <table:table-cell table:style-name="ce49" office:value-type="percentage" office:value="0.1044" calcext:value-type="percentage">
            <text:p>10,44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dioma moderno II: Inglés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 table:content-validation-name="val4" table:number-columns-repeated="5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Inglés I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 + PS</text:p>
          </table:table-cell>
          <table:table-cell table:style-name="ce48" office:value-type="percentage" office:value="0.1173" calcext:value-type="percentage">
            <text:p>11,73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Sistemas empotrad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 table:content-validation-name="val4" office:value-type="string" calcext:value-type="string">
            <text:p>Ingeniería de computadores</text:p>
          </table:table-cell>
          <table:table-cell table:style-name="ce29" table:content-validation-name="val4" table:number-columns-repeated="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Redes y aplicaciones Internet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 + PS</text:p>
          </table:table-cell>
          <table:table-cell table:style-name="ce49" office:value-type="percentage" office:value="0" calcext:value-type="percentage">
            <text:p>0,00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Estructura de redes de computadore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 table:content-validation-name="val4" office:value-type="string" calcext:value-type="string">
            <text:p>Ingeniería de computadores</text:p>
          </table:table-cell>
          <table:table-cell table:style-name="ce30" table:content-validation-name="val4" table:number-columns-repeated="4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Redes y aplicaciones Internet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 + PS o EX</text:p>
          </table:table-cell>
          <table:table-cell table:style-name="ce48" office:value-type="percentage" office:value="0.0204" calcext:value-type="percentage">
            <text:p>2,04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Diseño de sistemas operativ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 table:content-validation-name="val4" office:value-type="string" calcext:value-type="string">
            <text:p>Ingeniería de computadores</text:p>
          </table:table-cell>
          <table:table-cell table:style-name="ce29" table:content-validation-name="val4" table:number-columns-repeated="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Sistemas operativos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 + PS</text:p>
          </table:table-cell>
          <table:table-cell table:style-name="ce49" office:value-type="percentage" office:value="0.0989" calcext:value-type="percentage">
            <text:p>9,8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Seguridad en redes de computadore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 table:content-validation-name="val4" office:value-type="string" calcext:value-type="string">
            <text:p>Ingeniería de computadores</text:p>
          </table:table-cell>
          <table:table-cell table:style-name="ce30"/>
          <table:table-cell table:style-name="ce30" table:content-validation-name="val4"/>
          <table:table-cell table:style-name="ce30" table:content-validation-name="val4" office:value-type="string" calcext:value-type="string">
            <text:p>Tecnologías de la información</text:p>
          </table:table-cell>
          <table:table-cell table:style-name="ce30" table:content-validation-name="val4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Redes y aplicaciones Internet / Estructura de redes de computadores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 + PS</text:p>
          </table:table-cell>
          <table:table-cell table:style-name="ce48" office:value-type="percentage" office:value="0.0202" calcext:value-type="percentage">
            <text:p>2,0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rquitectura de computadore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 table:content-validation-name="val4" office:value-type="string" calcext:value-type="string">
            <text:p>Ingeniería de computadores</text:p>
          </table:table-cell>
          <table:table-cell table:style-name="ce29" table:content-validation-name="val4" table:number-columns-repeated="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Sistemas operativos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2168" calcext:value-type="percentage">
            <text:p>21,68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Arquitecturas de computadores avanzada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 table:content-validation-name="val4" office:value-type="string" calcext:value-type="string">
            <text:p>Ingeniería de computadores</text:p>
          </table:table-cell>
          <table:table-cell table:style-name="ce30" table:content-validation-name="val4" table:number-columns-repeated="4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Arquitectura de computadores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 + EX</text:p>
          </table:table-cell>
          <table:table-cell table:style-name="ce48" office:value-type="percentage" office:value="0.0312" calcext:value-type="percentage">
            <text:p>3,1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Diseño de estructuras de dat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office:value-type="string" calcext:value-type="string">
            <text:p>Ingeniería del software</text:p>
          </table:table-cell>
          <table:table-cell table:style-name="ce29" table:content-validation-name="val4" table:number-columns-repeated="3"/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1834" calcext:value-type="percentage">
            <text:p>18,34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ngeniería de requisito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office:value-type="string" calcext:value-type="string">
            <text:p>Ingeniería del software</text:p>
          </table:table-cell>
          <table:table-cell table:style-name="ce30" table:content-validation-name="val4" table:number-columns-repeated="3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Ingeniería del software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" calcext:value-type="percentage">
            <text:p>0,00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Criptografía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4"/>
          <table:table-cell table:style-name="ce7"/>
          <table:table-cell table:style-name="ce8" office:value-type="string" calcext:value-type="string">
            <text:p>Álgebra /Diseño y programación orientada a objetos / Grafos y complejidad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869" calcext:value-type="percentage">
            <text:p>8,69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Análisis y diseño con patrone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office:value-type="string" calcext:value-type="string">
            <text:p>Ingeniería del software</text:p>
          </table:table-cell>
          <table:table-cell table:style-name="ce30" table:content-validation-name="val4" table:number-columns-repeated="3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Diseño y programación orientada a objetos / Ingeniería del software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1696" calcext:value-type="percentage">
            <text:p>16,96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Ingeniería del software de componentes y sistemas distribuid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office:value-type="string" calcext:value-type="string">
            <text:p>Ingeniería del software</text:p>
          </table:table-cell>
          <table:table-cell table:style-name="ce29" table:content-validation-name="val4" table:number-columns-repeated="3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Análisis y diseño con patrones / Diseño y programación orientada a objetos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412" calcext:value-type="percentage">
            <text:p>4,12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Proyecto de desarrollo del software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office:value-type="string" calcext:value-type="string">
            <text:p>Ingeniería del software</text:p>
          </table:table-cell>
          <table:table-cell table:style-name="ce30" table:content-validation-name="val4" table:number-columns-repeated="3"/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Diseño de base de datos / Ing. de requisitos / Ing. del software de componentes y sistemas distribuidos / Diseño de estructura de datos / Gestión de proyectos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206" calcext:value-type="percentage">
            <text:p>2,06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utómatas y gramática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/>
          <table:table-cell table:style-name="ce29" table:content-validation-name="val4" office:value-type="string" calcext:value-type="string">
            <text:p>Computación</text:p>
          </table:table-cell>
          <table:table-cell table:style-name="ce29" table:content-validation-name="val4" table:number-columns-repeated="2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Álgebra /Grafos y complejidad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 o EX</text:p>
          </table:table-cell>
          <table:table-cell table:style-name="ce49" office:value-type="percentage" office:value="0.2317" calcext:value-type="percentage">
            <text:p>23,17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Compiladore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/>
          <table:table-cell table:style-name="ce30" table:content-validation-name="val4" office:value-type="string" calcext:value-type="string">
            <text:p>Computación</text:p>
          </table:table-cell>
          <table:table-cell table:style-name="ce30" table:content-validation-name="val4" table:number-columns-repeated="2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Autómatas y gramáticas / Estructura de computadores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EC o EX</text:p>
          </table:table-cell>
          <table:table-cell table:style-name="ce48" office:value-type="percentage" office:value="0.0417" calcext:value-type="percentage">
            <text:p>4,17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prendizaje computacional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/>
          <table:table-cell table:style-name="ce29" table:content-validation-name="val4" office:value-type="string" calcext:value-type="string">
            <text:p>Computación</text:p>
          </table:table-cell>
          <table:table-cell table:style-name="ce29" table:content-validation-name="val4" table:number-columns-repeated="2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nteligencia artificial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" calcext:value-type="percentage">
            <text:p>0,00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Representación del conocimiento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/>
          <table:table-cell table:style-name="ce30" table:content-validation-name="val4" office:value-type="string" calcext:value-type="string">
            <text:p>Computación</text:p>
          </table:table-cell>
          <table:table-cell table:style-name="ce30" table:content-validation-name="val4" table:number-columns-repeated="2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Inteligencia artificial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" calcext:value-type="percentage">
            <text:p>0,00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Minería de dat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/>
          <table:table-cell table:style-name="ce29" table:content-validation-name="val4" office:value-type="string" calcext:value-type="string">
            <text:p>Computación</text:p>
          </table:table-cell>
          <table:table-cell table:style-name="ce29" table:content-validation-name="val4" table:number-columns-repeated="2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Estadística / Uso de base de datos / Fundamentos de programación</text:p>
          </table:table-cell>
          <table:table-cell table:style-name="ce9" office:value-type="string" calcext:value-type="string">
            <text:p>Todos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468" calcext:value-type="percentage">
            <text:p>4,68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Diseño de estructuras de dato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/>
          <table:table-cell table:style-name="ce30" table:content-validation-name="val4" office:value-type="string" calcext:value-type="string">
            <text:p>Computación</text:p>
          </table:table-cell>
          <table:table-cell table:style-name="ce30" table:content-validation-name="val4" table:number-columns-repeated="2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Diseño y programación orientada a objetos / Grafos y complejidad</text:p>
          </table:table-cell>
          <table:table-cell table:style-name="ce15" office:value-type="string" calcext:value-type="string">
            <text:p>Todos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1834" calcext:value-type="percentage">
            <text:p>18,34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Diseño de redes de computadore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2"/>
          <table:table-cell table:style-name="ce29" table:content-validation-name="val4" office:value-type="string" calcext:value-type="string">
            <text:p>Tecnologías de la información</text:p>
          </table:table-cell>
          <table:table-cell table:style-name="ce29" table:content-validation-name="val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Administración de redes y sistemas operativos / Estructura de redes de computadores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3888" calcext:value-type="percentage">
            <text:p>38,88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Fundamentos de sistemas de información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Tecnologías de la información</text:p>
          </table:table-cell>
          <table:table-cell table:style-name="ce30" table:content-validation-name="val4" office:value-type="string" calcext:value-type="string">
            <text:p>Sistemas de información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Gestión de proyectos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204" calcext:value-type="percentage">
            <text:p>2,04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Comercio electrónico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2"/>
          <table:table-cell table:style-name="ce29" table:content-validation-name="val4" office:value-type="string" calcext:value-type="string">
            <text:p>Tecnologías de la información</text:p>
          </table:table-cell>
          <table:table-cell table:style-name="ce29" table:content-validation-name="val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Uso de base de datos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526" calcext:value-type="percentage">
            <text:p>5,26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ntegración de sistemas de información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table:number-columns-repeated="2"/>
          <table:table-cell table:style-name="ce30" table:content-validation-name="val4" office:value-type="string" calcext:value-type="string">
            <text:p>Tecnologías de la información</text:p>
          </table:table-cell>
          <table:table-cell table:style-name="ce30" table:content-validation-name="val4" office:value-type="string" calcext:value-type="string">
            <text:p>Sistemas de información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Fundamentos de sistemas de información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312" calcext:value-type="percentage">
            <text:p>3,1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Arquitectura de bases de dato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2"/>
          <table:table-cell table:style-name="ce29" table:content-validation-name="val4" office:value-type="string" calcext:value-type="string">
            <text:p>Tecnologías de la información</text:p>
          </table:table-cell>
          <table:table-cell table:style-name="ce29" table:content-validation-name="val4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Diseño de base de datos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412" calcext:value-type="percentage">
            <text:p>4,12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Iniciativa emprendedora y dirección de organizaciones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table:number-columns-repeated="3"/>
          <table:table-cell table:style-name="ce30" table:content-validation-name="val4" office:value-type="string" calcext:value-type="string">
            <text:p>Sistemas de información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Gestión de proyectos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416" calcext:value-type="percentage">
            <text:p>4,16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Uso de sistemas de información en las organizaciones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3"/>
          <table:table-cell table:style-name="ce29" table:content-validation-name="val4" office:value-type="string" calcext:value-type="string">
            <text:p>Sistemas de información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Fundamentos de sistemas de información</text:p>
          </table:table-cell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101" calcext:value-type="percentage">
            <text:p>1,01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Gestión funcional de servicios de SI/TI</text:p>
          </table:table-cell>
          <table:table-cell table:style-name="ce30" table:content-validation-name="val5" office:value-type="string" calcext:value-type="string">
            <text:p>Optativa</text:p>
          </table:table-cell>
          <table:table-cell table:style-name="ce30"/>
          <table:table-cell table:style-name="ce30" table:content-validation-name="val4" table:number-columns-repeated="3"/>
          <table:table-cell table:style-name="ce30" table:content-validation-name="val4" office:value-type="string" calcext:value-type="string">
            <text:p>Sistemas de información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Fundamentos de sistemas de información</text:p>
          </table:table-cell>
          <table:table-cell table:style-name="ce15" office:value-type="float" office:value="2" calcext:value-type="float">
            <text:p>2</text:p>
          </table:table-cell>
          <table:table-cell table:style-name="ce44" office:value-type="string" calcext:value-type="string">
            <text:p>EC</text:p>
          </table:table-cell>
          <table:table-cell table:style-name="ce48" office:value-type="percentage" office:value="0.0102" calcext:value-type="percentage">
            <text:p>1,02 %</text:p>
          </table:table-cell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Planificación y uso estratégico servicios de SI/TI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3"/>
          <table:table-cell table:style-name="ce29" table:content-validation-name="val4" office:value-type="string" calcext:value-type="string">
            <text:p>Sistemas de información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Gestión funcional de servicios de SI/TI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EC</text:p>
          </table:table-cell>
          <table:table-cell table:style-name="ce49" office:value-type="percentage" office:value="0.0753" calcext:value-type="percentage">
            <text:p>7,53 %</text:p>
          </table:table-cell>
          <table:table-cell table:number-columns-repeated="16371"/>
        </table:table-row>
        <table:table-row table:style-name="ro1">
          <table:table-cell table:style-name="ce4" table:content-validation-name="val2"/>
          <table:table-cell table:style-name="ce11" office:value-type="string" calcext:value-type="string">
            <text:p>Trabajo final de grado</text:p>
          </table:table-cell>
          <table:table-cell table:style-name="ce30" table:content-validation-name="val5" office:value-type="string" calcext:value-type="string">
            <text:p>Obligatoria</text:p>
          </table:table-cell>
          <table:table-cell table:style-name="ce30"/>
          <table:table-cell table:style-name="ce30" table:content-validation-name="val4" table:number-columns-repeated="4"/>
          <table:table-cell table:style-name="ce13" office:value-type="float" office:value="12" calcext:value-type="float">
            <text:p>12</text:p>
          </table:table-cell>
          <table:table-cell table:style-name="ce11" office:value-type="string" calcext:value-type="string">
            <text:p>Asignaturas del itinerario / Haber superado 180 créditos / Gestión de proyectos</text:p>
          </table:table-cell>
          <table:table-cell table:style-name="ce15" office:value-type="string" calcext:value-type="string">
            <text:p>Todos</text:p>
          </table:table-cell>
          <table:table-cell table:style-name="ce44"/>
          <table:table-cell table:style-name="ce48"/>
          <table:table-cell table:number-columns-repeated="16371"/>
        </table:table-row>
        <table:table-row table:style-name="ro1">
          <table:table-cell table:style-name="ce2" table:content-validation-name="val2"/>
          <table:table-cell table:style-name="ce5" office:value-type="string" calcext:value-type="string">
            <text:p>Prácticas en empresa</text:p>
          </table:table-cell>
          <table:table-cell table:style-name="ce29" table:content-validation-name="val5" office:value-type="string" calcext:value-type="string">
            <text:p>Optativa</text:p>
          </table:table-cell>
          <table:table-cell table:style-name="ce29"/>
          <table:table-cell table:style-name="ce29" table:content-validation-name="val4" table:number-columns-repeated="4"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Haber superado 120 créditos</text:p>
          </table:table-cell>
          <table:table-cell table:style-name="ce9" office:value-type="string" calcext:value-type="string">
            <text:p>Todos</text:p>
          </table:table-cell>
          <table:table-cell table:style-name="ce43"/>
          <table:table-cell table:style-name="ce49"/>
          <table:table-cell table:number-columns-repeated="16371"/>
        </table:table-row>
        <table:table-row table:style-name="ro2">
          <table:table-cell table:content-validation-name="val3"/>
          <table:table-cell/>
          <table:table-cell table:content-validation-name="val1"/>
          <table:table-cell table:content-validation-name="val4" table:number-columns-repeated="3"/>
          <table:table-cell table:content-validation-name="val1" table:number-columns-repeated="2"/>
          <table:table-cell/>
          <table:table-cell table:content-validation-name="val1"/>
          <table:table-cell table:number-columns-repeated="16374"/>
        </table:table-row>
        <table:table-row table:style-name="ro2">
          <table:table-cell table:content-validation-name="val3"/>
          <table:table-cell/>
          <table:table-cell table:content-validation-name="val1"/>
          <table:table-cell table:content-validation-name="val4" table:number-columns-repeated="3"/>
          <table:table-cell table:content-validation-name="val1" table:number-columns-repeated="4"/>
          <table:table-cell table:number-columns-repeated="16374"/>
        </table:table-row>
        <table:table-row table:style-name="ro3">
          <table:table-cell table:content-validation-name="val1"/>
          <table:table-cell table:style-name="ce19" office:value-type="string" calcext:value-type="string">
            <text:p>Asignaturas superadas o convalidadas de la UOC</text:p>
          </table:table-cell>
          <table:table-cell table:style-name="ce19" table:content-validation-name="val1" office:value-type="string" calcext:value-type="string" table:number-columns-spanned="3" table:number-rows-spanned="1">
            <text:p>Créditos UOC obtenidos</text:p>
          </table:table-cell>
          <table:covered-table-cell table:number-columns-repeated="2"/>
          <table:table-cell table:style-name="ce19" table:content-validation-name="val1" office:value-type="string" calcext:value-type="string">
            <text:p>/Necesarios</text:p>
          </table:table-cell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Observaciones:</text:p>
          </table:table-cell>
          <table:covered-table-cell/>
          <table:table-cell table:content-validation-name="val1"/>
          <table:table-cell table:number-columns-repeated="16374"/>
        </table:table-row>
        <table:table-row table:style-name="ro4">
          <table:table-cell/>
          <table:table-cell table:style-name="ce22" table:formula="of:=COUNTIF([.A2:.A56];(&quot;Superada&quot;)) + COUNTIF([.A2:.A56];(&quot;Convalidada&quot;))" office:value-type="float" office:value="0" calcext:value-type="float">
            <text:p>0</text:p>
          </table:table-cell>
          <table:table-cell table:style-name="ce20" table:content-validation-name="val1" table:formula="of:=SUMIF([.A2:.A56];&quot;Superada&quot;;[.I2:.I56]) + SUMIF([.A2:.A56];&quot;Convalidada&quot;; [.I2:.I56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240</text:p>
          </table:table-cell>
          <table:table-cell table:content-validation-name="val1"/>
          <table:table-cell table:style-name="ce21" table:content-validation-name="val1" office:value-type="string" calcext:value-type="string" table:number-columns-spanned="2" table:number-rows-spanned="1">
            <text:p>Créditos Ing. Inf.</text:p>
          </table:table-cell>
          <table:covered-table-cell/>
          <table:table-cell table:content-validation-name="val1"/>
          <table:table-cell table:number-columns-repeated="16374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 table:number-columns-spanned="4" table:number-rows-spanned="1">
            <text:p>Créditos básicos obtenidos</text:p>
          </table:table-cell>
          <table:covered-table-cell table:number-columns-repeated="2"/>
          <table:covered-table-cell table:style-name="ce22"/>
          <table:table-cell table:content-validation-name="val1"/>
          <table:table-cell table:style-name="ce22"/>
          <table:table-cell table:style-name="ce35" office:value-type="string" calcext:value-type="string">
            <text:p>Totales</text:p>
          </table:table-cell>
          <table:table-cell table:content-validation-name="val1"/>
          <table:table-cell table:number-columns-repeated="16374"/>
        </table:table-row>
        <table:table-row table:style-name="ro2">
          <table:table-cell table:number-columns-repeated="2"/>
          <table:table-cell table:style-name="ce20" table:content-validation-name="val1" table:formula="of:=SUMIF([.A2:.A11];&quot;Superada&quot;;[.I2:.I11]) + SUMIF([.A2:.A11];&quot;Convalidada&quot;;[.I2:.I11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60</text:p>
          </table:table-cell>
          <table:table-cell table:content-validation-name="val1"/>
          <table:table-cell table:style-name="ce35" table:content-validation-name="val1" office:value-type="string" calcext:value-type="string">
            <text:p>Básicas</text:p>
          </table:table-cell>
          <table:table-cell table:style-name="ce22" table:content-validation-name="val1" table:formula="of:=SUM([.I2:.I11])" office:value-type="float" office:value="60" calcext:value-type="float">
            <text:p>60</text:p>
          </table:table-cell>
          <table:table-cell table:content-validation-name="val1"/>
          <table:table-cell table:number-columns-repeated="16374"/>
        </table:table-row>
        <table:table-row table:style-name="ro2">
          <table:table-cell table:content-validation-name="val1"/>
          <table:table-cell/>
          <table:table-cell table:style-name="ce19" table:content-validation-name="val1" office:value-type="string" calcext:value-type="string" table:number-columns-spanned="4" table:number-rows-spanned="1">
            <text:p>Créditos obligatorios obtenidos</text:p>
          </table:table-cell>
          <table:covered-table-cell table:number-columns-repeated="2"/>
          <table:covered-table-cell table:style-name="ce22" table:content-validation-name="val1"/>
          <table:table-cell table:content-validation-name="val1"/>
          <table:table-cell table:style-name="ce35" table:content-validation-name="val1" office:value-type="string" calcext:value-type="string">
            <text:p>Obligatorias</text:p>
          </table:table-cell>
          <table:table-cell table:style-name="ce22" table:content-validation-name="val1" table:formula="of:=SUM([.I12:.I27])" office:value-type="float" office:value="96" calcext:value-type="float">
            <text:p>96</text:p>
          </table:table-cell>
          <table:table-cell table:content-validation-name="val1"/>
          <table:table-cell table:number-columns-repeated="16374"/>
        </table:table-row>
        <table:table-row table:style-name="ro2">
          <table:table-cell table:content-validation-name="val1"/>
          <table:table-cell/>
          <table:table-cell table:style-name="ce20" table:content-validation-name="val1" table:formula="of:=SUMIF([.A12:.A27];&quot;Superada&quot;;[.I12:.I27]) + SUMIF([.A12:.A27];&quot;Convalidada&quot;;[.I12:.I27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96</text:p>
          </table:table-cell>
          <table:table-cell table:content-validation-name="val1"/>
          <table:table-cell table:style-name="ce35" table:content-validation-name="val1" office:value-type="string" calcext:value-type="string">
            <text:p>Optativas</text:p>
          </table:table-cell>
          <table:table-cell table:style-name="ce22" table:content-validation-name="val1" table:formula="of:=SUM([.I28:.I54];[.I56])" office:value-type="float" office:value="174" calcext:value-type="float">
            <text:p>174</text:p>
          </table:table-cell>
          <table:table-cell table:content-validation-name="val1"/>
          <table:table-cell table:number-columns-repeated="16374"/>
        </table:table-row>
        <table:table-row table:style-name="ro2">
          <table:table-cell table:content-validation-name="val1"/>
          <table:table-cell table:style-name="ce19" office:value-type="string" calcext:value-type="string">
            <text:p>Itinerario escogido</text:p>
          </table:table-cell>
          <table:table-cell table:style-name="ce19" table:content-validation-name="val1" office:value-type="string" calcext:value-type="string" table:number-columns-spanned="4" table:number-rows-spanned="1">
            <text:p>Créditos optativos itinerario obtenidos</text:p>
          </table:table-cell>
          <table:covered-table-cell table:number-columns-repeated="2"/>
          <table:covered-table-cell table:style-name="ce22" table:content-validation-name="val1"/>
          <table:table-cell table:content-validation-name="val1"/>
          <table:table-cell table:style-name="ce35" table:content-validation-name="val1" office:value-type="string" calcext:value-type="string">
            <text:p>Trabajo final</text:p>
          </table:table-cell>
          <table:table-cell table:style-name="ce22" table:content-validation-name="val1" table:formula="of:=[.I55]" office:value-type="float" office:value="12" calcext:value-type="float">
            <text:p>12</text:p>
          </table:table-cell>
          <table:table-cell table:content-validation-name="val1"/>
          <table:table-cell table:number-columns-repeated="16374"/>
        </table:table-row>
        <table:table-row table:style-name="ro5">
          <table:table-cell table:content-validation-name="val3"/>
          <table:table-cell table:style-name="ce25" table:content-validation-name="val4" office:value-type="string" calcext:value-type="string">
            <text:p>Tecnologías de la información</text:p>
          </table:table-cell>
          <table:table-cell table:style-name="ce32" table:content-validation-name="val1" table:formula="of:=IF([.A31]=&quot;Superada&quot;; [.I31]; 0) +&#10;SUMIF([.A46:.A50]; &quot;Superada&quot;; [.I46:.I50]) +&#10;IF([.A31]=&quot;Convalidada&quot;; [.I31]; 0) +&#10;SUMIF([.A46:.A50]; &quot;Convalidada&quot;; [.I46:.I50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36</text:p>
          </table:table-cell>
          <table:table-cell table:content-validation-name="val1"/>
          <table:table-cell table:style-name="ce35" table:content-validation-name="val1" office:value-type="string" calcext:value-type="string">
            <text:p>Total</text:p>
          </table:table-cell>
          <table:table-cell table:style-name="ce22" table:content-validation-name="val1" table:formula="of:=SUM([.I2:.I56])" office:value-type="float" office:value="342" calcext:value-type="float">
            <text:p>342</text:p>
          </table:table-cell>
          <table:table-cell table:content-validation-name="val1"/>
          <table:table-cell table:number-columns-repeated="16374"/>
        </table:table-row>
        <table:table-row table:style-name="ro6">
          <table:table-cell table:content-validation-name="val3"/>
          <table:table-cell table:style-name="ce23" office:value-type="string" calcext:value-type="string" table:number-columns-spanned="1" table:number-rows-spanned="6">
            <text:p>Es necesario adaptar las fórmulas que calculan los créditos necesarios para el itinerario escogido. Una vez escogido un itinerario la fórmula para los créditos de itinerario será =SUMIF(AXi:AXn;"Superada";IXi:IXn) + SUMIF(AXi:AXn;"Convalidada";IXi:IXn) donde X corresponde a las filas optativas del itinerario escogido. A su vez, se asignará X para las filas optativas que no se corresponden con el itinerario escogido y se colocará dicha fórmula en los créditos optativos obtenidos</text:p>
          </table:table-cell>
          <table:table-cell table:style-name="ce19" table:content-validation-name="val1" office:value-type="string" calcext:value-type="string" table:number-columns-spanned="4" table:number-rows-spanned="1">
            <text:p>Créditos optativos no itinerario obtenidos</text:p>
          </table:table-cell>
          <table:covered-table-cell table:number-columns-repeated="2"/>
          <table:covered-table-cell table:style-name="ce22" table:content-validation-name="val1"/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covered-table-cell/>
          <table:table-cell table:style-name="ce33" table:content-validation-name="val1" table:formula="of:=SUMIF([.A28:.A30];&quot;Convalidada&quot;;[.I28:.I30]) + SUMIF([.A32:.A45];&quot;Convalidada&quot;;[.I32:.I45]) + SUMIF([.A51:.A54];&quot;Convalidada&quot;;[.I51:.I54]) + SUMIF([.A28:.A30];&quot;Superada&quot;;[.I28:.I30]) + SUMIF([.A32:.A45];&quot;Superada&quot;;[.I32:.I45]) + SUMIF([.A51:.A54];&quot;Superada&quot;;[.I51:.I54])+IF([.A56]=&quot;Superada&quot;; [.I56]; 0) +IF([.A56]=&quot;Convalidada&quot;; [.I56]; 0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36</text:p>
          </table:table-cell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covered-table-cell/>
          <table:table-cell table:style-name="ce19" table:content-validation-name="val1" office:value-type="string" calcext:value-type="string" table:number-columns-spanned="4" table:number-rows-spanned="1">
            <text:p>Créditos trabajo final obtenidos</text:p>
          </table:table-cell>
          <table:covered-table-cell table:number-columns-repeated="2"/>
          <table:covered-table-cell table:style-name="ce22" table:content-validation-name="val1"/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covered-table-cell/>
          <table:table-cell table:style-name="ce20" table:content-validation-name="val1" table:formula="of:=SUMIF([.A55];&quot;Superada&quot;;[.I55])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22" table:content-validation-name="val1" office:value-type="string" calcext:value-type="string">
            <text:p>/12</text:p>
          </table:table-cell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covered-table-cell/>
          <table:table-cell table:number-columns-repeated="3"/>
          <table:table-cell table:content-validation-name="val1" table:number-columns-repeated="5"/>
          <table:table-cell table:number-columns-repeated="16374"/>
        </table:table-row>
        <table:table-row table:style-name="ro7">
          <table:table-cell table:content-validation-name="val3"/>
          <table:covered-table-cell/>
          <table:table-cell table:number-columns-repeated="3"/>
          <table:table-cell table:content-validation-name="val4"/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table-cell table:number-columns-repeated="4"/>
          <table:table-cell table:content-validation-name="val4"/>
          <table:table-cell table:content-validation-name="val1" table:number-columns-repeated="4"/>
          <table:table-cell table:number-columns-repeated="16374"/>
        </table:table-row>
        <table:table-row table:style-name="ro2">
          <table:table-cell table:content-validation-name="val3"/>
          <table:table-cell table:style-name="ce28" office:value-type="string" calcext:value-type="string">
            <text:p>Fuente: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content-validation-name="val4" table:number-columns-repeated="3"/>
          <table:table-cell table:number-columns-repeated="16376"/>
        </table:table-row>
        <table:table-row table:style-name="ro2">
          <table:table-cell table:content-validation-name="val3"/>
          <table:table-cell office:value-type="string" calcext:value-type="string">
            <text:p>https://campus.uoc.edu/estudiant/mes-uoc/ca/universitat/plans/GR55/GR55_recomendacionesAsignaturas_20222.pdf?s=048d908b541e5fa19a648df6ced9d773dc6008bf979598098961a4e1315d7c848bdccd67d10133ebf4f51ab3edd4552a5335157802fe71ba72262702a33a8be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content-validation-name="val4" table:number-columns-repeated="3"/>
          <table:table-cell table:number-columns-repeated="16376"/>
        </table:table-row>
        <table:table-row table:style-name="ro2">
          <table:table-cell table:content-validation-name="val3"/>
          <table:table-cell office:value-type="string" calcext:value-type="string">
            <text:p>UOC → Espacio personal → Plan de estudio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content-validation-name="val4" table:number-columns-repeated="3"/>
          <table:table-cell table:number-columns-repeated="16376"/>
        </table:table-row>
        <table:table-row table:style-name="ro2" table:number-rows-repeated="2">
          <table:table-cell table:content-validation-name="val3"/>
          <table:table-cell table:number-columns-repeated="4"/>
          <table:table-cell table:content-validation-name="val4" table:number-columns-repeated="3"/>
          <table:table-cell table:number-columns-repeated="16376"/>
        </table:table-row>
        <table:table-row table:style-name="ro2" table:number-rows-repeated="13">
          <table:table-cell table:content-validation-name="val3"/>
          <table:table-cell/>
          <table:table-cell table:content-validation-name="val1"/>
          <table:table-cell table:content-validation-name="val4" table:number-columns-repeated="5"/>
          <table:table-cell table:number-columns-repeated="16376"/>
        </table:table-row>
        <table:table-row table:style-name="ro2" table:number-rows-repeated="1048484">
          <table:table-cell table:content-validation-name="val3"/>
          <table:table-cell/>
          <table:table-cell table:content-validation-name="val5"/>
          <table:table-cell table:content-validation-name="val4" table:number-columns-repeated="5"/>
          <table:table-cell table:number-columns-repeated="16376"/>
        </table:table-row>
        <table:table-row table:style-name="ro2">
          <table:table-cell table:content-validation-name="val3"/>
          <table:table-cell/>
          <table:table-cell table:content-validation-name="val5"/>
          <table:table-cell table:content-validation-name="val4" table:number-columns-repeated="5"/>
          <table:table-cell table:number-columns-repeated="16376"/>
        </table:table-row>
        <calcext:conditional-formats>
          <calcext:conditional-format calcext:target-range-address="Hoja1.A2:Hoja1.A56">
            <calcext:condition calcext:apply-style-name="cf1" calcext:value="=&quot;Superada&quot;" calcext:base-cell-address="Hoja1.A2"/>
            <calcext:condition calcext:apply-style-name="cf1" calcext:value="=&quot;Convalidada&quot;" calcext:base-cell-address="Hoja1.A2"/>
            <calcext:condition calcext:apply-style-name="cf2" calcext:value="=&quot;En EEP&quot;" calcext:base-cell-address="Hoja1.A2"/>
            <calcext:condition calcext:apply-style-name="cf4" calcext:value="=&quot;Pendiente&quot;" calcext:base-cell-address="Hoja1.A2"/>
            <calcext:condition calcext:apply-style-name="cf3" calcext:value="=&quot;Matriculada&quot;" calcext:base-cell-address="Hoja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erta2" style:family="table-cell" style:parent-style-name="Default" style:data-style-name="N0">
      <style:table-cell-properties fo:background-color="#ffff00" style:vertical-align="automatic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in_20_título1" style:display-name="Sin título1" style:family="table-cell" style:parent-style-name="Default" style:data-style-name="N0">
      <style:table-cell-properties fo:background-color="#729fcf" style:vertical-align="automatic"/>
    </style:style>
    <style:style style:name="Verde_20_caqui" style:display-name="Verde caqui" style:family="table-cell" style:parent-style-name="Default" style:data-style-name="N0">
      <style:table-cell-properties fo:background-color="#e8f2a1" style:vertical-align="automatic"/>
    </style:style>
    <style:style style:name="cf1" style:family="table-cell" style:parent-style-name="Default">
      <style:table-cell-properties fo:background-color="#ccffcc"/>
      <style:text-properties fo:color="#006600"/>
    </style:style>
    <style:style style:name="cf2" style:family="table-cell" style:parent-style-name="Default">
      <style:table-cell-properties fo:background-color="#729fcf"/>
    </style:style>
    <style:style style:name="cf3" style:family="table-cell" style:parent-style-name="Default">
      <style:table-cell-properties fo:background-color="#e8f2a1"/>
    </style:style>
    <style:style style:name="cf4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2:20:57.9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5-01-14T14:26:26Z</meta:creation-date>
    <dc:date>2025-06-30T16:47:37.808000000</dc:date>
    <meta:editing-cycles>46</meta:editing-cycles>
    <meta:editing-duration>PT18H28M51S</meta:editing-duration>
    <meta:document-statistic meta:table-count="1" meta:cell-count="465" meta:object-count="0"/>
  </office:meta>
</office:document-meta>
</file>